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002cm" table:align="left" style:writing-mode="lr-tb"/>
    </style:style>
    <style:style style:name="Tableau1.A" style:family="table-column">
      <style:table-column-properties style:column-width="5.032cm"/>
    </style:style>
    <style:style style:name="Tableau1.B" style:family="table-column">
      <style:table-column-properties style:column-width="5.075cm"/>
    </style:style>
    <style:style style:name="Tableau1.C" style:family="table-column">
      <style:table-column-properties style:column-width="1.766cm"/>
    </style:style>
    <style:style style:name="Tableau1.D" style:family="table-column">
      <style:table-column-properties style:column-width="4.12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 loext:word-spacing-minimum="75%" loext:word-spacing-maximum="133%"/>
      <style:text-properties officeooo:paragraph-rsid="000a05de"/>
    </style:style>
    <style:style style:name="P2" style:family="paragraph" style:parent-style-name="Standard">
      <style:paragraph-properties fo:text-align="justify" style:justify-single-word="false" loext:word-spacing-minimum="75%" loext:word-spacing-maximum="133%"/>
    </style:style>
    <style:style style:name="P3" style:family="paragraph" style:parent-style-name="Standard">
      <style:paragraph-properties fo:text-align="justify" style:justify-single-word="false" loext:word-spacing-minimum="75%" loext:word-spacing-maximum="133%"/>
      <style:text-properties officeooo:rsid="000d0aa1" officeooo:paragraph-rsid="000d0aa1"/>
    </style:style>
    <style:style style:name="P4" style:family="paragraph" style:parent-style-name="Heading_20_2">
      <style:paragraph-properties fo:text-align="justify" style:justify-single-word="false" loext:word-spacing-minimum="75%" loext:word-spacing-maximum="133%"/>
      <style:text-properties officeooo:rsid="000d0aa1" officeooo:paragraph-rsid="000d0aa1"/>
    </style:style>
    <style:style style:name="P5" style:family="paragraph" style:parent-style-name="Text_20_body" style:list-style-name="L1">
      <style:paragraph-properties fo:margin-top="0cm" fo:margin-bottom="0.282cm" style:contextual-spacing="false" fo:line-height="116%" fo:text-align="justify" style:justify-single-word="false" loext:word-spacing-minimum="75%" loext:word-spacing-maximum="133%"/>
      <style:text-properties officeooo:rsid="000d0aa1"/>
    </style:style>
    <style:style style:name="T1" style:family="text">
      <style:text-properties officeooo:rsid="0008e4f1"/>
    </style:style>
    <style:style style:name="T2" style:family="text">
      <style:text-properties officeooo:rsid="000a05d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 travailles dans le domaine <text:span text:style-name="T1">du cin</text:span><text:span text:style-name="T2">é</text:span><text:span text:style-name="T1">ma.</text:span> T<text:span text:style-name="T1">on entreprise a</text:span> comme activité d<text:span text:style-name="T1">e concevoir des films</text:span> C’est u<text:span text:style-name="T1">ne entreprise co</text:span>mm<text:span text:style-name="T1">e Universal, </text:span><text:span text:style-name="T2">ou Sony</text:span>. <text:span text:style-name="T1">La base de donnée doit forcément contenir : les projets de films (titre, synopsis, budget, dates de début et fin de production, </text:span><text:span text:style-name="T2">sortie</text:span><text:span text:style-name="T1">), les personnes impliquées (réalisateurs, scénaristes, acteurs, techniciens, producteurs), les contrats(nature du contrat, sa durée, le montant), les financements (subventions, investisseurs, date d’obtention), </text:span><text:span text:style-name="T2">l</text:span><text:span text:style-name="T1">es droits d’exploitation </text:span><text:span text:style-name="T2">(</text:span><text:span text:style-name="T1">droits de diffusion, accords avec des distributeurs ou plateformes</text:span><text:span text:style-name="T2">), gestion de matériel (caméras, décors, costumes,)</text:span><text:span text:style-name="T1">. Leurs coordonnées, rôles spécifiques dans chaque projet et contrats), </text:span>Inspire-<text:span text:style-name="T1">toi de l’a</text:span><text:span text:style-name="T2">rticle</text:span><text:span text:style-name="T1"> suivan</text:span><text:span text:style-name="T2">t :</text:span></text:p>
      <text:p text:style-name="P1"><text:a xlink:type="simple" xlink:href="https://www.youzful-by-ca.fr/c/decouvrir-les-secteurs-d-activites/cinema-et-audiovisuel" text:style-name="Internet_20_link" text:visited-style-name="Visited_20_Internet_20_Link">https://www.youzful-by-ca.fr/c/decouvrir-les-secteurs-d-activites/cinema-et-audiovisuel</text:a></text:p>
      <text:p text:style-name="P1"/>
      <text:p text:style-name="P1"><text:span text:style-name="T2">T</text:span>o<text:span text:style-name="T2">n entreprise</text:span> veut appliquer MERISE pour concevoir un système d'information. Tu es chargé de la partie analyse, c’est-à-dire de collecter les besoins auprès de l’entreprise. Elle a fait appel à un étudiant en ingénierie informatique pour réaliser ce projet, tu dois lui fournir les informations nécessaires pour qu’il applique ensuite lui-même les étapes suivantes de conception et développement de la base de données. </text:p>
      <text:p text:style-name="P2">D’abord, établis les règles de gestions des données de to<text:span text:style-name="T2">n entreprise</text:span>, sous la forme d'une liste à puce. Elle doit correspondre aux informations que fournit quelqu’un qui connaît le fonctionnement de l’entreprise, mais pas comment se construit un système d’informations.</text:p>
      <text:p text:style-name="P2">Ensuite, à partir de ces règles, fournis un dictionnaire de données brutes avec les colonnes suivantes, regroupées dans un tableau : signification de la donnée, type, taille en nombre de caractères ou de chiffres. Il doit y avoir entre 25 et 35 données. Il sert à fournir des informations supplémentaires sur chaque données (taille et type) mais sans a priori sur comment les données vont être modélisées ensuite.</text:p>
      <text:p text:style-name="P2">Fournis donc les règles de gestion et le dictionnaire de données.</text:p>
      <text:p text:style-name="P2"/>
      <text:p text:style-name="P3">Réponse de l’IA :</text:p>
      <text:h text:style-name="P4" text:outline-level="2">1. Règles de gestion des données de l’entreprise (liste à puces)</text:h>
      <text:list text:style-name="L1">
        <text:list-item>
          <text:p text:style-name="P5">Chaque projet de film a un titre unique, un synopsis, un budget estimé et un budget réel, des dates de début et fin de production, ainsi qu’une date de sortie.</text:p>
        </text:list-item>
        <text:list-item>
          <text:p text:style-name="P5">Un projet peut impliquer plusieurs personnes avec des rôles différents : réalisateur, scénariste, acteur, technicien, producteur, etc.</text:p>
        </text:list-item>
        <text:list-item>
          <text:p text:style-name="P5">Chaque personne doit être identifiée avec ses coordonnées complètes (nom, prénom, téléphone, email, adresse).</text:p>
        </text:list-item>
        <text:list-item>
          <text:p text:style-name="P5">Chaque personne peut avoir plusieurs contrats liés à différents projets.</text:p>
        </text:list-item>
        <text:list-item>
          <text:p text:style-name="P5">Un contrat précise la nature (ex : CDI, CDD, prestation), la durée (date de début et date de fin) et le montant financier.</text:p>
        </text:list-item>
        <text:list-item>
          <text:p text:style-name="P5"><text:soft-page-break/>Les financements d’un projet peuvent provenir de plusieurs sources : subventions, investisseurs privés, coproducteurs, avances sur recettes.</text:p>
        </text:list-item>
        <text:list-item>
          <text:p text:style-name="P5">Chaque financement est associé à une date d’obtention et à un montant.</text:p>
        </text:list-item>
        <text:list-item>
          <text:p text:style-name="P5">Les droits d’exploitation définissent les modalités de diffusion (territoires, plateformes, durée).</text:p>
        </text:list-item>
        <text:list-item>
          <text:p text:style-name="P5">Les accords avec les distributeurs précisent les territoires, la durée et le type d’exploitation autorisée.</text:p>
        </text:list-item>
        <text:list-item>
          <text:p text:style-name="P5">L’entreprise possède du matériel (caméras, décors, costumes) qui doit être référencé avec son type, quantité, état et localisation.</text:p>
        </text:list-item>
        <text:list-item>
          <text:p text:style-name="P5">Le matériel peut être assigné temporairement à un projet ou une équipe spécifique.</text:p>
        </text:list-item>
        <text:list-item>
          <text:p text:style-name="P5">Le planning des tournages inclut les lieux, dates et équipes concernées.</text:p>
        </text:list-item>
        <text:list-item>
          <text:p text:style-name="P5">Chaque projet doit pouvoir être lié à une ou plusieurs versions de scénario.</text:p>
        </text:list-item>
        <text:list-item>
          <text:p text:style-name="P5">Les documents importants (scénarios, contrats, dossiers de production) doivent être archivés avec des métadonnées (date, auteur, type).</text:p>
        </text:list-item>
        <text:list-item>
          <text:p text:style-name="P5">L’entreprise doit suivre l’historique des modifications des contrats et documents.</text:p>
        </text:list-item>
        <text:list-item>
          <text:p text:style-name="P5">Chaque projet doit avoir un statut clair (en développement, en production, post-production, terminé).</text:p>
        </text:list-item>
        <text:list-item>
          <text:p text:style-name="P5">Les personnes peuvent avoir plusieurs rôles selon les projets.</text:p>
        </text:list-item>
        <text:list-item>
          <text:p text:style-name="P5">Les données doivent être historisées pour permettre des audits.</text:p>
        </text:list-item>
        <text:list-item>
          <text:p text:style-name="P5">Les données de contact doivent permettre une communication rapide (email et téléphone obligatoires).</text:p>
        </text:list-item>
        <text:list-item>
          <text:p text:style-name="P5">Les droits d’exploitation peuvent être partagés entre plusieurs partenaires.</text:p>
        </text:list-item>
        <text:list-item>
          <text:p text:style-name="P5">Le suivi des coûts doit être précis et associé à chaque phase du projet.</text:p>
        </text:list-item>
        <text:list-item>
          <text:p text:style-name="P5">Les équipes techniques et artistiques doivent pouvoir être associées à plusieurs projets en parallèle.</text:p>
        </text:list-item>
        <text:list-item>
          <text:p text:style-name="P5">Chaque projet doit avoir un producteur référent.</text:p>
        </text:list-item>
        <text:list-item>
          <text:p text:style-name="P5">La base doit permettre de gérer les relations avec les festivals et événements où les films sont présentés.</text:p>
        </text:list-item>
        <text:list-item>
          <text:p text:style-name="P5">Il est nécessaire de stocker les notes et retours des projections tests.</text:p>
        </text:list-item>
        <text:list-item>
          <text:p text:style-name="P5">Les données financières doivent pouvoir être agrégées pour faire des rapports globaux.</text:p>
        </text:list-item>
        <text:list-item>
          <text:p text:style-name="P5">La confidentialité des données sensibles doit être assurée.</text:p>
        </text:list-item>
        <text:list-item>
          <text:p text:style-name="P5"><text:soft-page-break/>Les contrats doivent pouvoir être liés à des personnes et à des projets de façon indépendante.</text:p>
        </text:list-item>
        <text:list-item>
          <text:p text:style-name="P5">Le système doit pouvoir gérer les contraintes légales liées à la production (normes, déclarations).</text:p>
        </text:list-item>
      </text:list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Donnée</text:p>
            </table:table-cell>
            <table:table-cell table:style-name="Tableau1.A1" office:value-type="string">
              <text:p text:style-name="Table_20_Heading">Signification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Taille (caractères/chiffres)</text:p>
            </table:table-cell>
          </table:table-row>
        </table:table-header-rows>
        <table:table-row>
          <table:table-cell table:style-name="Tableau1.A1" office:value-type="string">
            <text:p text:style-name="Table_20_Contents">id_projet</text:p>
          </table:table-cell>
          <table:table-cell table:style-name="Tableau1.A1" office:value-type="string">
            <text:p text:style-name="Table_20_Contents">Identifiant unique du projet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titre</text:p>
          </table:table-cell>
          <table:table-cell table:style-name="Tableau1.A1" office:value-type="string">
            <text:p text:style-name="Table_20_Contents">Titre du film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50</text:p>
          </table:table-cell>
        </table:table-row>
        <table:table-row>
          <table:table-cell table:style-name="Tableau1.A1" office:value-type="string">
            <text:p text:style-name="Table_20_Contents">synopsis</text:p>
          </table:table-cell>
          <table:table-cell table:style-name="Tableau1.A1" office:value-type="string">
            <text:p text:style-name="Table_20_Contents">Résumé du film</text:p>
          </table:table-cell>
          <table:table-cell table:style-name="Tableau1.A1" office:value-type="string">
            <text:p text:style-name="Table_20_Contents">Texte long</text:p>
          </table:table-cell>
          <table:table-cell table:style-name="Tableau1.A1" office:value-type="string">
            <text:p text:style-name="Table_20_Contents">2000</text:p>
          </table:table-cell>
        </table:table-row>
        <table:table-row>
          <table:table-cell table:style-name="Tableau1.A1" office:value-type="string">
            <text:p text:style-name="Table_20_Contents">budget_estime</text:p>
          </table:table-cell>
          <table:table-cell table:style-name="Tableau1.A1" office:value-type="string">
            <text:p text:style-name="Table_20_Contents">Budget estimé du projet</text:p>
          </table:table-cell>
          <table:table-cell table:style-name="Tableau1.A1" office:value-type="string">
            <text:p text:style-name="Table_20_Contents">Décimal</text:p>
          </table:table-cell>
          <table:table-cell table:style-name="Tableau1.A1" office:value-type="string">
            <text:p text:style-name="Table_20_Contents">12,2</text:p>
          </table:table-cell>
        </table:table-row>
        <table:table-row>
          <table:table-cell table:style-name="Tableau1.A1" office:value-type="string">
            <text:p text:style-name="Table_20_Contents">budget_reel</text:p>
          </table:table-cell>
          <table:table-cell table:style-name="Tableau1.A1" office:value-type="string">
            <text:p text:style-name="Table_20_Contents">Budget réel dépensé</text:p>
          </table:table-cell>
          <table:table-cell table:style-name="Tableau1.A1" office:value-type="string">
            <text:p text:style-name="Table_20_Contents">Décimal</text:p>
          </table:table-cell>
          <table:table-cell table:style-name="Tableau1.A1" office:value-type="string">
            <text:p text:style-name="Table_20_Contents">12,2</text:p>
          </table:table-cell>
        </table:table-row>
        <table:table-row>
          <table:table-cell table:style-name="Tableau1.A1" office:value-type="string">
            <text:p text:style-name="Table_20_Contents">date_debut_production</text:p>
          </table:table-cell>
          <table:table-cell table:style-name="Tableau1.A1" office:value-type="string">
            <text:p text:style-name="Table_20_Contents">Date de début de production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date_fin_production</text:p>
          </table:table-cell>
          <table:table-cell table:style-name="Tableau1.A1" office:value-type="string">
            <text:p text:style-name="Table_20_Contents">Date de fin de production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date_sortie</text:p>
          </table:table-cell>
          <table:table-cell table:style-name="Tableau1.A1" office:value-type="string">
            <text:p text:style-name="Table_20_Contents">Date officielle de sortie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statut_projet</text:p>
          </table:table-cell>
          <table:table-cell table:style-name="Tableau1.A1" office:value-type="string">
            <text:p text:style-name="Table_20_Contents">Statut actuel du projet (ex : tournage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id_personne</text:p>
          </table:table-cell>
          <table:table-cell table:style-name="Tableau1.A1" office:value-type="string">
            <text:p text:style-name="Table_20_Contents">Identifiant unique de la personne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nom_personne</text:p>
          </table:table-cell>
          <table:table-cell table:style-name="Tableau1.A1" office:value-type="string">
            <text:p text:style-name="Table_20_Contents">Nom de la personne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prenom_personne</text:p>
          </table:table-cell>
          <table:table-cell table:style-name="Tableau1.A1" office:value-type="string">
            <text:p text:style-name="Table_20_Contents">Prénom de la personne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role_personne</text:p>
          </table:table-cell>
          <table:table-cell table:style-name="Tableau1.A1" office:value-type="string">
            <text:p text:style-name="Table_20_Contents">Rôle dans le projet (réalisateur, acteur…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telephone_personne</text:p>
          </table:table-cell>
          <table:table-cell table:style-name="Tableau1.A1" office:value-type="string">
            <text:p text:style-name="Table_20_Contents">Numéro de téléphone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5</text:p>
          </table:table-cell>
        </table:table-row>
        <table:table-row>
          <table:table-cell table:style-name="Tableau1.A1" office:value-type="string">
            <text:p text:style-name="Table_20_Contents">email_personne</text:p>
          </table:table-cell>
          <table:table-cell table:style-name="Tableau1.A1" office:value-type="string">
            <text:p text:style-name="Table_20_Contents">Adresse email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  <table:table-row>
          <table:table-cell table:style-name="Tableau1.A1" office:value-type="string">
            <text:p text:style-name="Table_20_Contents">adresse_personne</text:p>
          </table:table-cell>
          <table:table-cell table:style-name="Tableau1.A1" office:value-type="string">
            <text:p text:style-name="Table_20_Contents">Adresse postale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255</text:p>
          </table:table-cell>
        </table:table-row>
        <table:table-row>
          <table:table-cell table:style-name="Tableau1.A1" office:value-type="string">
            <text:p text:style-name="Table_20_Contents">id_contrat</text:p>
          </table:table-cell>
          <table:table-cell table:style-name="Tableau1.A1" office:value-type="string">
            <text:p text:style-name="Table_20_Contents">Identifiant unique du contrat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text:soft-page-break/></text:p>
          </table:table-cell>
        </table:table-row>
        <table:table-row>
          <table:table-cell table:style-name="Tableau1.A1" office:value-type="string">
            <text:p text:style-name="Table_20_Contents">type_contrat</text:p>
          </table:table-cell>
          <table:table-cell table:style-name="Tableau1.A1" office:value-type="string">
            <text:p text:style-name="Table_20_Contents">Nature du contrat (CDD, prestation, CDI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date_debut_contrat</text:p>
          </table:table-cell>
          <table:table-cell table:style-name="Tableau1.A1" office:value-type="string">
            <text:p text:style-name="Table_20_Contents">Date de début du contrat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date_fin_contrat</text:p>
          </table:table-cell>
          <table:table-cell table:style-name="Tableau1.A1" office:value-type="string">
            <text:p text:style-name="Table_20_Contents">Date de fin du contrat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montant_contrat</text:p>
          </table:table-cell>
          <table:table-cell table:style-name="Tableau1.A1" office:value-type="string">
            <text:p text:style-name="Table_20_Contents">Montant financier du contrat</text:p>
          </table:table-cell>
          <table:table-cell table:style-name="Tableau1.A1" office:value-type="string">
            <text:p text:style-name="Table_20_Contents">Décimal</text:p>
          </table:table-cell>
          <table:table-cell table:style-name="Tableau1.A1" office:value-type="string">
            <text:p text:style-name="Table_20_Contents">12,2</text:p>
          </table:table-cell>
        </table:table-row>
        <table:table-row>
          <table:table-cell table:style-name="Tableau1.A1" office:value-type="string">
            <text:p text:style-name="Table_20_Contents">id_financement</text:p>
          </table:table-cell>
          <table:table-cell table:style-name="Tableau1.A1" office:value-type="string">
            <text:p text:style-name="Table_20_Contents">Identifiant du financement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type_financement</text:p>
          </table:table-cell>
          <table:table-cell table:style-name="Tableau1.A1" office:value-type="string">
            <text:p text:style-name="Table_20_Contents">Type de financement (subvention, investisseur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  <table:table-row>
          <table:table-cell table:style-name="Tableau1.A1" office:value-type="string">
            <text:p text:style-name="Table_20_Contents">montant_financement</text:p>
          </table:table-cell>
          <table:table-cell table:style-name="Tableau1.A1" office:value-type="string">
            <text:p text:style-name="Table_20_Contents">Montant du financement</text:p>
          </table:table-cell>
          <table:table-cell table:style-name="Tableau1.A1" office:value-type="string">
            <text:p text:style-name="Table_20_Contents">Décimal</text:p>
          </table:table-cell>
          <table:table-cell table:style-name="Tableau1.A1" office:value-type="string">
            <text:p text:style-name="Table_20_Contents">12,2</text:p>
          </table:table-cell>
        </table:table-row>
        <table:table-row>
          <table:table-cell table:style-name="Tableau1.A1" office:value-type="string">
            <text:p text:style-name="Table_20_Contents">date_obtention_financement</text:p>
          </table:table-cell>
          <table:table-cell table:style-name="Tableau1.A1" office:value-type="string">
            <text:p text:style-name="Table_20_Contents">Date d’obtention du financement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-</text:p>
          </table:table-cell>
        </table:table-row>
        <table:table-row>
          <table:table-cell table:style-name="Tableau1.A1" office:value-type="string">
            <text:p text:style-name="Table_20_Contents">id_droit</text:p>
          </table:table-cell>
          <table:table-cell table:style-name="Tableau1.A1" office:value-type="string">
            <text:p text:style-name="Table_20_Contents">Identifiant du droit d’exploitation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type_droit</text:p>
          </table:table-cell>
          <table:table-cell table:style-name="Tableau1.A1" office:value-type="string">
            <text:p text:style-name="Table_20_Contents">Type de droit (diffusion, cession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  <table:table-row>
          <table:table-cell table:style-name="Tableau1.A1" office:value-type="string">
            <text:p text:style-name="Table_20_Contents">territoire_droit</text:p>
          </table:table-cell>
          <table:table-cell table:style-name="Tableau1.A1" office:value-type="string">
            <text:p text:style-name="Table_20_Contents">Territoire couvert par le droit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  <table:table-row>
          <table:table-cell table:style-name="Tableau1.A1" office:value-type="string">
            <text:p text:style-name="Table_20_Contents">duree_droit</text:p>
          </table:table-cell>
          <table:table-cell table:style-name="Tableau1.A1" office:value-type="string">
            <text:p text:style-name="Table_20_Contents">Durée du droit en mois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3</text:p>
          </table:table-cell>
        </table:table-row>
        <table:table-row>
          <table:table-cell table:style-name="Tableau1.A1" office:value-type="string">
            <text:p text:style-name="Table_20_Contents">id_materiel</text:p>
          </table:table-cell>
          <table:table-cell table:style-name="Tableau1.A1" office:value-type="string">
            <text:p text:style-name="Table_20_Contents">Identifiant du matériel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10</text:p>
          </table:table-cell>
        </table:table-row>
        <table:table-row>
          <table:table-cell table:style-name="Tableau1.A1" office:value-type="string">
            <text:p text:style-name="Table_20_Contents">type_materiel</text:p>
          </table:table-cell>
          <table:table-cell table:style-name="Tableau1.A1" office:value-type="string">
            <text:p text:style-name="Table_20_Contents">Type de matériel (caméra, décor, costume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quantite_materiel</text:p>
          </table:table-cell>
          <table:table-cell table:style-name="Tableau1.A1" office:value-type="string">
            <text:p text:style-name="Table_20_Contents">Quantité disponible</text:p>
          </table:table-cell>
          <table:table-cell table:style-name="Tableau1.A1" office:value-type="string">
            <text:p text:style-name="Table_20_Contents">Entier</text:p>
          </table:table-cell>
          <table:table-cell table:style-name="Tableau1.A1" office:value-type="string">
            <text:p text:style-name="Table_20_Contents">5</text:p>
          </table:table-cell>
        </table:table-row>
        <table:table-row>
          <table:table-cell table:style-name="Tableau1.A1" office:value-type="string">
            <text:p text:style-name="Table_20_Contents">etat_materiel</text:p>
          </table:table-cell>
          <table:table-cell table:style-name="Tableau1.A1" office:value-type="string">
            <text:p text:style-name="Table_20_Contents">État du matériel (neuf, bon, usagé)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50</text:p>
          </table:table-cell>
        </table:table-row>
        <table:table-row>
          <table:table-cell table:style-name="Tableau1.A1" office:value-type="string">
            <text:p text:style-name="Table_20_Contents">localisation_materiel</text:p>
          </table:table-cell>
          <table:table-cell table:style-name="Tableau1.A1" office:value-type="string">
            <text:p text:style-name="Table_20_Contents">Lieu où se trouve le matériel</text:p>
          </table:table-cell>
          <table:table-cell table:style-name="Tableau1.A1" office:value-type="string">
            <text:p text:style-name="Table_20_Contents">Texte</text:p>
          </table:table-cell>
          <table:table-cell table:style-name="Tableau1.A1" office:value-type="string">
            <text:p text:style-name="Table_20_Contents">100</text:p>
          </table:table-cell>
        </table:table-row>
      </table:table>
      <text:p text:style-name="P3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ena TREBAUL</meta:initial-creator>
    <meta:editing-cycles>4</meta:editing-cycles>
    <meta:creation-date>2025-08-26T09:12:00</meta:creation-date>
    <dc:date>2025-09-22T15:34:59.285673300</dc:date>
    <meta:editing-duration>PT14M59S</meta:editing-duration>
    <meta:generator>LibreOffice/25.8.1.1$Windows_X86_64 LibreOffice_project/54047653041915e595ad4e45cccea684809c77b5</meta:generator>
    <meta:document-statistic meta:table-count="1" meta:image-count="0" meta:object-count="0" meta:page-count="5" meta:paragraph-count="177" meta:word-count="979" meta:character-count="6534" meta:non-whitespace-character-count="5760"/>
    <meta:user-defined meta:name="AppVersion">16.0000</meta:user-defined>
    <meta:template xlink:type="simple" xlink:actuate="onRequest" xlink:title="Normal.dotm" xlink:href=""/>
  </office:meta>
</office:document-meta>
</file>